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Basic/Standard/automation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1000001190000019E419BE559.png" manifest:media-type="image/png"/>
  <manifest:file-entry manifest:full-path="Pictures/1000000100000136000000599135F2DD.png" manifest:media-type="image/png"/>
  <manifest:file-entry manifest:full-path="Pictures/10000001000001670000006B358980FD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>
    <office:event-listeners>
      <script:event-listener script:language="ooo:script" script:event-name="dom:load" xlink:href="vnd.sun.star.script:Standard.automationMacros.NewDay?language=Basic&amp;location=document" xlink:type="simple"/>
      <script:event-listener script:language="ooo:script" script:event-name="office:save" xlink:href="vnd.sun.star.script:Standard.automationMacros.UpdateTOC?language=Basic&amp;location=document" xlink:type="simple"/>
    </office:event-listeners>
  </office:scripts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764in" style:rel-column-width="13974*"/>
    </style:style>
    <style:style style:name="Table1.B" style:family="table-column">
      <style:table-column-properties style:column-width="1.4361in" style:rel-column-width="13593*"/>
    </style:style>
    <style:style style:name="Table1.C" style:family="table-column">
      <style:table-column-properties style:column-width="1.4396in" style:rel-column-width="13626*"/>
    </style:style>
    <style:style style:name="Table1.D" style:family="table-column">
      <style:table-column-properties style:column-width="2.5722in" style:rel-column-width="2434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>
        <style:tab-stops>
          <style:tab-stop style:position="2in"/>
        </style:tab-stops>
      </style:paragraph-properties>
      <style:text-properties officeooo:paragraph-rsid="0015d06e"/>
    </style:style>
    <style:style style:name="P4" style:family="paragraph" style:parent-style-name="Text_20_body">
      <style:paragraph-properties>
        <style:tab-stops/>
      </style:paragraph-properties>
      <style:text-properties officeooo:rsid="001422d1" officeooo:paragraph-rsid="001422d1"/>
    </style:style>
    <style:style style:name="P5" style:family="paragraph" style:parent-style-name="Heading_20_1">
      <style:text-properties officeooo:rsid="00177cd0" officeooo:paragraph-rsid="00177cd0"/>
    </style:style>
    <style:style style:name="P6" style:family="paragraph" style:parent-style-name="Text_20_body">
      <style:text-properties officeooo:rsid="00177cd0" officeooo:paragraph-rsid="00177cd0"/>
    </style:style>
    <style:style style:name="P7" style:family="paragraph" style:parent-style-name="Table_20_Contents">
      <style:text-properties officeooo:rsid="00185e72" officeooo:paragraph-rsid="00185e72"/>
    </style:style>
    <style:style style:name="P8" style:family="paragraph" style:parent-style-name="Table_20_Contents">
      <style:text-properties officeooo:rsid="001c0cfa" officeooo:paragraph-rsid="001c0cfa"/>
    </style:style>
    <style:style style:name="P9" style:family="paragraph" style:parent-style-name="Table_20_Contents">
      <style:text-properties officeooo:rsid="00191404" officeooo:paragraph-rsid="00191404"/>
    </style:style>
    <style:style style:name="P10" style:family="paragraph" style:parent-style-name="Table_20_Contents">
      <style:text-properties officeooo:rsid="001e460c" officeooo:paragraph-rsid="001e460c"/>
    </style:style>
    <style:style style:name="P11" style:family="paragraph" style:parent-style-name="Text_20_body">
      <style:text-properties officeooo:rsid="001c0cfa" officeooo:paragraph-rsid="001c0cfa"/>
    </style:style>
    <style:style style:name="P12" style:family="paragraph" style:parent-style-name="Text_20_body">
      <style:text-properties officeooo:rsid="001e460c" officeooo:paragraph-rsid="001e460c"/>
    </style:style>
    <style:style style:name="P13" style:family="paragraph" style:parent-style-name="Text_20_body">
      <style:text-properties officeooo:rsid="00200d8a" officeooo:paragraph-rsid="00200d8a"/>
    </style:style>
    <style:style style:name="P14" style:family="paragraph" style:parent-style-name="Standard">
      <style:text-properties officeooo:rsid="00200d8a" officeooo:paragraph-rsid="00200d8a"/>
    </style:style>
    <style:style style:name="P15" style:family="paragraph" style:parent-style-name="Text_20_body">
      <style:text-properties officeooo:rsid="0020e60b" officeooo:paragraph-rsid="00200d8a"/>
    </style:style>
    <style:style style:name="P16" style:family="paragraph" style:parent-style-name="Standard">
      <style:text-properties officeooo:rsid="0020e60b" officeooo:paragraph-rsid="0020e60b"/>
    </style:style>
    <style:style style:name="P17" style:family="paragraph" style:parent-style-name="Text_20_body">
      <style:text-properties officeooo:rsid="0020e60b" officeooo:paragraph-rsid="0020e60b"/>
    </style:style>
    <style:style style:name="P18" style:family="paragraph" style:parent-style-name="Text_20_body">
      <style:text-properties officeooo:rsid="0021fce6" officeooo:paragraph-rsid="0021fce6"/>
    </style:style>
    <style:style style:name="P19" style:family="paragraph" style:parent-style-name="Text_20_body">
      <style:text-properties officeooo:rsid="00231406" officeooo:paragraph-rsid="00231406"/>
    </style:style>
    <style:style style:name="P20" style:family="paragraph" style:parent-style-name="Heading_20_1">
      <style:text-properties officeooo:rsid="00231406" officeooo:paragraph-rsid="00231406"/>
    </style:style>
    <style:style style:name="P21" style:family="paragraph" style:parent-style-name="Text_20_body" style:list-style-name="List_20_1">
      <style:text-properties officeooo:rsid="00231406" officeooo:paragraph-rsid="00231406"/>
    </style:style>
    <style:style style:name="P22" style:family="paragraph" style:parent-style-name="Text_20_body" style:list-style-name="List_20_1">
      <style:text-properties officeooo:rsid="0023a497" officeooo:paragraph-rsid="0023a497"/>
    </style:style>
    <style:style style:name="P23" style:family="paragraph" style:parent-style-name="CodeIndent">
      <style:text-properties officeooo:rsid="00259dba" officeooo:paragraph-rsid="00259dba"/>
    </style:style>
    <style:style style:name="P24" style:family="paragraph" style:parent-style-name="Text_20_body">
      <style:text-properties officeooo:paragraph-rsid="00259dba"/>
    </style:style>
    <style:style style:name="P25" style:family="paragraph" style:parent-style-name="CommitMessage">
      <style:text-properties officeooo:rsid="0025e926" officeooo:paragraph-rsid="0025e926"/>
    </style:style>
    <style:style style:name="P26" style:family="paragraph" style:parent-style-name="Heading_20_1">
      <style:text-properties officeooo:rsid="00263864" officeooo:paragraph-rsid="00263864"/>
    </style:style>
    <style:style style:name="P27" style:family="paragraph" style:parent-style-name="Text_20_body">
      <style:text-properties officeooo:paragraph-rsid="00263864"/>
    </style:style>
    <style:style style:name="P28" style:family="paragraph" style:parent-style-name="Text_20_body">
      <style:text-properties fo:font-style="normal" officeooo:rsid="00263864" officeooo:paragraph-rsid="00263864" style:font-style-asian="normal" style:font-style-complex="normal"/>
    </style:style>
    <style:style style:name="P29" style:family="paragraph" style:parent-style-name="Text_20_body">
      <style:text-properties officeooo:rsid="00269908" officeooo:paragraph-rsid="00269908"/>
    </style:style>
    <style:style style:name="P30" style:family="paragraph" style:parent-style-name="CommitMessage">
      <style:text-properties officeooo:rsid="00269908" officeooo:paragraph-rsid="00269908"/>
    </style:style>
    <style:style style:name="P31" style:family="paragraph" style:parent-style-name="Heading_20_1">
      <style:text-properties officeooo:rsid="0026a23b" officeooo:paragraph-rsid="0026a23b"/>
    </style:style>
    <style:style style:name="P32" style:family="paragraph" style:parent-style-name="Text_20_body">
      <style:text-properties officeooo:rsid="0026a23b" officeooo:paragraph-rsid="0026a23b"/>
    </style:style>
    <style:style style:name="P33" style:family="paragraph" style:parent-style-name="Text_20_body" style:list-style-name="List_20_1">
      <style:text-properties officeooo:rsid="0026a23b" officeooo:paragraph-rsid="0026a23b"/>
    </style:style>
    <style:style style:name="P34" style:family="paragraph" style:parent-style-name="Text_20_body" style:list-style-name="List_20_1">
      <style:text-properties officeooo:rsid="00285b7e" officeooo:paragraph-rsid="00285b7e"/>
    </style:style>
    <style:style style:name="P35" style:family="paragraph" style:parent-style-name="Text_20_body">
      <style:text-properties officeooo:rsid="00285b7e" officeooo:paragraph-rsid="00285b7e"/>
    </style:style>
    <style:style style:name="P36" style:family="paragraph" style:parent-style-name="Text_20_body">
      <style:text-properties officeooo:rsid="002a4450" officeooo:paragraph-rsid="002a4450"/>
    </style:style>
    <style:style style:name="P37" style:family="paragraph" style:parent-style-name="Text_20_body">
      <style:text-properties officeooo:paragraph-rsid="002a4450"/>
    </style:style>
    <style:style style:name="P38" style:family="paragraph" style:parent-style-name="Text_20_body">
      <style:text-properties officeooo:rsid="002aa9dd" officeooo:paragraph-rsid="002aa9dd"/>
    </style:style>
    <style:style style:name="P39" style:family="paragraph" style:parent-style-name="Heading_20_1">
      <style:text-properties officeooo:rsid="002c904c" officeooo:paragraph-rsid="002c904c"/>
    </style:style>
    <style:style style:name="P40" style:family="paragraph" style:parent-style-name="Text_20_body">
      <style:text-properties officeooo:rsid="002c904c" officeooo:paragraph-rsid="002c904c"/>
    </style:style>
    <style:style style:name="P41" style:family="paragraph" style:parent-style-name="Text_20_body">
      <style:text-properties officeooo:rsid="002ccb12" officeooo:paragraph-rsid="002ccb12"/>
    </style:style>
    <style:style style:name="P42" style:family="paragraph" style:parent-style-name="Heading_20_1">
      <style:text-properties officeooo:rsid="002e22bb" officeooo:paragraph-rsid="002e22bb"/>
    </style:style>
    <style:style style:name="P43" style:family="paragraph" style:parent-style-name="Text_20_body">
      <style:text-properties officeooo:rsid="002e22bb" officeooo:paragraph-rsid="002e22bb"/>
    </style:style>
    <style:style style:name="P44" style:family="paragraph" style:parent-style-name="Text_20_body">
      <style:text-properties officeooo:rsid="002f31b4" officeooo:paragraph-rsid="002f31b4"/>
    </style:style>
    <style:style style:name="P45" style:family="paragraph" style:parent-style-name="Text_20_body">
      <style:text-properties officeooo:rsid="002f31c3" officeooo:paragraph-rsid="0032d2da"/>
    </style:style>
    <style:style style:name="P46" style:family="paragraph" style:parent-style-name="Text_20_body">
      <style:text-properties officeooo:rsid="00344743" officeooo:paragraph-rsid="00344743"/>
    </style:style>
    <style:style style:name="P47" style:family="paragraph" style:parent-style-name="Text_20_body">
      <style:text-properties officeooo:rsid="0034dfb8" officeooo:paragraph-rsid="0034dfb8"/>
    </style:style>
    <style:style style:name="P48" style:family="paragraph" style:parent-style-name="Text_20_body">
      <style:text-properties officeooo:rsid="00369ccd" officeooo:paragraph-rsid="00369ccd"/>
    </style:style>
    <style:style style:name="P49" style:family="paragraph" style:parent-style-name="Heading_20_1">
      <style:text-properties officeooo:rsid="00529910"/>
    </style:style>
    <style:style style:name="P50" style:family="paragraph" style:parent-style-name="Text_20_body">
      <style:text-properties officeooo:rsid="00529910" officeooo:paragraph-rsid="00529910"/>
    </style:style>
    <style:style style:name="P51" style:family="paragraph" style:parent-style-name="Heading_20_1">
      <style:text-properties officeooo:rsid="00543c16"/>
    </style:style>
    <style:style style:name="P52" style:family="paragraph" style:parent-style-name="Text_20_body">
      <style:text-properties officeooo:rsid="00543c16" officeooo:paragraph-rsid="00543c16"/>
    </style:style>
    <style:style style:name="P53" style:family="paragraph" style:parent-style-name="Text_20_body">
      <style:text-properties officeooo:rsid="0055535e" officeooo:paragraph-rsid="0055535e"/>
    </style:style>
    <style:style style:name="P54" style:family="paragraph" style:parent-style-name="TODO">
      <style:text-properties officeooo:rsid="0055535e" officeooo:paragraph-rsid="0055535e"/>
    </style:style>
    <style:style style:name="P55" style:family="paragraph" style:parent-style-name="Heading_20_1">
      <style:text-properties officeooo:rsid="005569af"/>
    </style:style>
    <style:style style:name="P56" style:family="paragraph" style:parent-style-name="Text_20_body">
      <style:text-properties officeooo:rsid="005569af" officeooo:paragraph-rsid="005569af"/>
    </style:style>
    <style:style style:name="P57" style:family="paragraph" style:parent-style-name="Text_20_body">
      <style:text-properties officeooo:rsid="0056ece9" officeooo:paragraph-rsid="00580b65"/>
    </style:style>
    <style:style style:name="P58" style:family="paragraph" style:parent-style-name="Text_20_body">
      <style:text-properties officeooo:rsid="00580b65" officeooo:paragraph-rsid="00580b65"/>
    </style:style>
    <style:style style:name="P59" style:family="paragraph" style:parent-style-name="Heading_20_1">
      <style:text-properties officeooo:rsid="005868b5"/>
    </style:style>
    <style:style style:name="P60" style:family="paragraph" style:parent-style-name="Text_20_body">
      <style:text-properties officeooo:rsid="005868b5" officeooo:paragraph-rsid="005868b5"/>
    </style:style>
    <style:style style:name="P61" style:family="paragraph" style:parent-style-name="Text_20_body">
      <style:text-properties officeooo:rsid="005868b5" officeooo:paragraph-rsid="0058d8d5"/>
    </style:style>
    <style:style style:name="P62" style:family="paragraph" style:parent-style-name="Text_20_body">
      <style:text-properties officeooo:rsid="0058d8d5" officeooo:paragraph-rsid="0058d8d5"/>
    </style:style>
    <style:style style:name="P63" style:family="paragraph" style:parent-style-name="Text_20_body" style:list-style-name="L1">
      <style:text-properties officeooo:rsid="005868b5" officeooo:paragraph-rsid="005868b5"/>
    </style:style>
    <style:style style:name="P64" style:family="paragraph" style:parent-style-name="Text_20_body" style:list-style-name="L1">
      <style:text-properties officeooo:rsid="0058d8d5" officeooo:paragraph-rsid="0058d8d5"/>
    </style:style>
    <style:style style:name="P65" style:family="paragraph" style:parent-style-name="Text_20_body" style:list-style-name="L1">
      <style:text-properties fo:font-weight="normal" officeooo:rsid="0058d8d5" officeooo:paragraph-rsid="0058d8d5" style:font-weight-asian="normal" style:font-weight-complex="normal"/>
    </style:style>
    <style:style style:name="P66" style:family="paragraph" style:parent-style-name="Text_20_body">
      <style:text-properties fo:font-weight="bold" officeooo:rsid="0058d8d5" officeooo:paragraph-rsid="0058d8d5" style:font-weight-asian="bold" style:font-weight-complex="bold"/>
    </style:style>
    <style:style style:name="P67" style:family="paragraph" style:parent-style-name="Text_20_body" style:list-style-name="L2">
      <style:text-properties fo:font-weight="normal" officeooo:rsid="0058d8d5" officeooo:paragraph-rsid="0058f344" style:font-weight-asian="normal" style:font-weight-complex="normal"/>
    </style:style>
    <style:style style:name="P68" style:family="paragraph" style:parent-style-name="Text_20_body" style:list-style-name="L2">
      <style:text-properties fo:font-weight="normal" officeooo:rsid="0058f344" officeooo:paragraph-rsid="0058f344" style:font-weight-asian="normal" style:font-weight-complex="normal"/>
    </style:style>
    <style:style style:name="P69" style:family="paragraph" style:parent-style-name="Text_20_body" style:list-style-name="L2">
      <style:text-properties fo:font-style="normal" fo:font-weight="normal" officeooo:rsid="0058f344" officeooo:paragraph-rsid="0058f344" style:font-style-asian="normal" style:font-weight-asian="normal" style:font-style-complex="normal" style:font-weight-complex="normal"/>
    </style:style>
    <style:style style:name="P70" style:family="paragraph" style:parent-style-name="Heading_20_2">
      <style:text-properties officeooo:rsid="005b1671" officeooo:paragraph-rsid="005b1671"/>
    </style:style>
    <style:style style:name="P71" style:family="paragraph" style:parent-style-name="Text_20_body">
      <style:text-properties officeooo:rsid="005b1671" officeooo:paragraph-rsid="005b1671"/>
    </style:style>
    <style:style style:name="P72" style:family="paragraph" style:parent-style-name="CommitMessage">
      <style:text-properties officeooo:rsid="005cb358" officeooo:paragraph-rsid="005cb358"/>
    </style:style>
    <style:style style:name="T1" style:family="text">
      <style:text-properties officeooo:rsid="001422d1"/>
    </style:style>
    <style:style style:name="T2" style:family="text">
      <style:text-properties officeooo:rsid="00177cd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d06e" style:font-weight-asian="normal" style:font-weight-complex="normal"/>
    </style:style>
    <style:style style:name="T5" style:family="text">
      <style:text-properties fo:font-weight="normal" officeooo:rsid="0016b5d6" style:font-weight-asian="normal" style:font-weight-complex="normal"/>
    </style:style>
    <style:style style:name="T6" style:family="text">
      <style:text-properties officeooo:rsid="00185e72"/>
    </style:style>
    <style:style style:name="T7" style:family="text">
      <style:text-properties officeooo:rsid="001e08a1"/>
    </style:style>
    <style:style style:name="T8" style:family="text">
      <style:text-properties officeooo:rsid="001ac6e1"/>
    </style:style>
    <style:style style:name="T9" style:family="text">
      <style:text-properties officeooo:rsid="001e460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 loext:opacity="100%" fo:font-family="'Cascadia Mono'" style:font-style-name="Regular" style:font-pitch="variable" fo:font-size="9.5pt" fo:background-color="#ffffff" loext:char-shading-value="0" style:font-size-asian="9.5pt"/>
    </style:style>
    <style:style style:name="T13" style:family="text">
      <style:text-properties fo:color="#6f008a" loext:opacity="100%" fo:font-family="'Cascadia Mono'" style:font-style-name="Regular" style:font-pitch="variable" fo:font-size="9.5pt" fo:background-color="#ffffff" loext:char-shading-value="0" style:font-size-asian="9.5pt"/>
    </style:style>
    <style:style style:name="T14" style:family="text">
      <style:text-properties fo:color="#0000ff" loext:opacity="100%" fo:font-family="'Cascadia Mono'" style:font-style-name="Regular" style:font-pitch="variable" fo:font-size="9.5pt" fo:background-color="#ffffff" loext:char-shading-value="0" style:font-size-asian="9.5pt"/>
    </style:style>
    <style:style style:name="T15" style:family="text">
      <style:text-properties fo:color="#2b91af" loext:opacity="100%" fo:font-family="'Cascadia Mono'" style:font-style-name="Regular" style:font-pitch="variable" fo:font-size="9.5pt" fo:background-color="#ffffff" loext:char-shading-value="0" style:font-size-asian="9.5pt"/>
    </style:style>
    <style:style style:name="T16" style:family="text">
      <style:text-properties officeooo:rsid="0021fce6"/>
    </style:style>
    <style:style style:name="T17" style:family="text">
      <style:text-properties officeooo:rsid="0023a497"/>
    </style:style>
    <style:style style:name="T18" style:family="text">
      <style:text-properties officeooo:rsid="0025e926"/>
    </style:style>
    <style:style style:name="T19" style:family="text">
      <style:text-properties officeooo:rsid="00259dba"/>
    </style:style>
    <style:style style:name="T20" style:family="text">
      <style:text-properties fo:font-weight="bold" officeooo:rsid="00259dba" style:font-weight-asian="bold" style:font-weight-complex="bold"/>
    </style:style>
    <style:style style:name="T21" style:family="text">
      <style:text-properties fo:font-weight="normal" officeooo:rsid="00259dba" style:font-weight-asian="normal" style:font-weight-complex="normal"/>
    </style:style>
    <style:style style:name="T22" style:family="text">
      <style:text-properties fo:font-weight="normal" officeooo:rsid="0025e926" style:font-weight-asian="normal" style:font-weight-complex="normal"/>
    </style:style>
    <style:style style:name="T23" style:family="text">
      <style:text-properties officeooo:rsid="00263864"/>
    </style:style>
    <style:style style:name="T24" style:family="text">
      <style:text-properties fo:font-style="italic" officeooo:rsid="00263864" style:font-style-asian="italic" style:font-style-complex="italic"/>
    </style:style>
    <style:style style:name="T25" style:family="text">
      <style:text-properties fo:font-style="normal" officeooo:rsid="00263864" style:font-style-asian="normal" style:font-style-complex="normal"/>
    </style:style>
    <style:style style:name="T26" style:family="text">
      <style:text-properties fo:font-variant="normal" fo:text-transform="none" fo:color="#001d35" loext:opacity="100%" fo:font-family="monospace" fo:font-size="13.5pt" fo:letter-spacing="normal" fo:font-style="normal" fo:font-weight="normal" style:font-style-asian="normal" style:font-style-complex="normal"/>
    </style:style>
    <style:style style:name="T27" style:family="text">
      <style:text-properties officeooo:rsid="004667c7"/>
    </style:style>
    <style:style style:name="T28" style:family="text">
      <style:text-properties officeooo:rsid="00285b7e"/>
    </style:style>
    <style:style style:name="T29" style:family="text">
      <style:text-properties officeooo:rsid="002a4450"/>
    </style:style>
    <style:style style:name="T30" style:family="text">
      <style:text-properties fo:font-variant="normal" fo:text-transform="none" fo:color="#000000" loext:opacity="100%" fo:font-family="roboto, sans-serif" fo:font-size="12pt" fo:letter-spacing="normal" fo:font-style="normal" fo:font-weight="normal"/>
    </style:style>
    <style:style style:name="T31" style:family="text">
      <style:text-properties officeooo:rsid="002aa9dd"/>
    </style:style>
    <style:style style:name="T32" style:family="text">
      <style:text-properties officeooo:rsid="002b1282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2f3187"/>
    </style:style>
    <style:style style:name="T35" style:family="text">
      <style:text-properties fo:font-style="italic" officeooo:rsid="002f3187" style:font-style-asian="italic" style:font-style-complex="italic"/>
    </style:style>
    <style:style style:name="T36" style:family="text">
      <style:text-properties fo:font-style="normal" officeooo:rsid="002f3187" style:font-style-asian="normal" style:font-style-complex="normal"/>
    </style:style>
    <style:style style:name="T37" style:family="text">
      <style:text-properties officeooo:rsid="002f31c3"/>
    </style:style>
    <style:style style:name="T38" style:family="text">
      <style:text-properties officeooo:rsid="003039cc"/>
    </style:style>
    <style:style style:name="T39" style:family="text">
      <style:text-properties officeooo:rsid="00319eca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5309d7" style:font-style-asian="normal" style:font-weight-asian="normal" style:font-style-complex="normal" style:font-weight-complex="normal"/>
    </style:style>
    <style:style style:name="T43" style:family="text">
      <style:text-properties officeooo:rsid="00543c16"/>
    </style:style>
    <style:style style:name="T44" style:family="text">
      <style:text-properties officeooo:rsid="00580b65"/>
    </style:style>
    <style:style style:name="T45" style:family="text">
      <style:text-properties officeooo:rsid="0056ece9"/>
    </style:style>
    <style:style style:name="T46" style:family="text">
      <style:text-properties officeooo:rsid="0058d8d5"/>
    </style:style>
    <style:style style:name="T47" style:family="text">
      <style:text-properties officeooo:rsid="0058f344"/>
    </style:style>
    <style:style style:name="T48" style:family="text">
      <style:text-properties officeooo:rsid="005868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elow" style:vertical-rel="char" style:horizontal-pos="from-left" style:horizontal-rel="char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__RefHeading___Toc1_399233371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825_4025793947" text:style-name="Index_20_Link" text:visited-style-name="Index_20_Link">2025-Feb-20 Intro<text:tab/>2</text:a></text:p>
          <text:p text:style-name="P1"><text:a xlink:type="simple" xlink:href="#__RefHeading___Toc827_4025793947" text:style-name="Index_20_Link" text:visited-style-name="Index_20_Link">2025-Feb-20 Style Configurator Layout (#15939)<text:tab/>2</text:a></text:p>
          <text:p text:style-name="P1"><text:a xlink:type="simple" xlink:href="#__RefHeading___Toc829_4025793947" text:style-name="Index_20_Link" text:visited-style-name="Index_20_Link">2025-Feb-20 &lt;meta&gt;<text:tab/>3</text:a></text:p>
          <text:p text:style-name="P1"><text:a xlink:type="simple" xlink:href="#__RefHeading___Toc831_4025793947" text:style-name="Index_20_Link" text:visited-style-name="Index_20_Link">2024-Feb-22 Plugin: Collection Interface<text:tab/>4</text:a></text:p>
          <text:p text:style-name="P1"><text:a xlink:type="simple" xlink:href="#__RefHeading___Toc833_4025793947" text:style-name="Index_20_Link" text:visited-style-name="Index_20_Link">2025-Feb-23 Plugin Notes<text:tab/>5</text:a></text:p>
          <text:p text:style-name="P1"><text:a xlink:type="simple" xlink:href="#__RefHeading___Toc835_4025793947" text:style-name="Index_20_Link" text:visited-style-name="Index_20_Link">2025-Feb-24 Collection Interface<text:tab/>7</text:a></text:p>
          <text:p text:style-name="P1"><text:a xlink:type="simple" xlink:href="#__RefHeading___Toc837_4025793947" text:style-name="Index_20_Link" text:visited-style-name="Index_20_Link">2025-Feb-26 Collection Interface<text:tab/>7</text:a></text:p>
          <text:p text:style-name="P1"><text:a xlink:type="simple" xlink:href="#__RefHeading___Toc857_2165045563" text:style-name="Index_20_Link" text:visited-style-name="Index_20_Link">2025-Feb-27 &lt;meta&gt; Add Macros<text:tab/>9</text:a></text:p>
          <text:p text:style-name="P1"><text:a xlink:type="simple" xlink:href="#__RefHeading___Toc662_843877958" text:style-name="Index_20_Link" text:visited-style-name="Index_20_Link">2025-Feb-27 Plugin: CollectionInterface<text:tab/>9</text:a></text:p>
          <text:p text:style-name="P1"><text:a xlink:type="simple" xlink:href="#__RefHeading___Toc685_299089479" text:style-name="Index_20_Link" text:visited-style-name="Index_20_Link">2025-Mar-03 Plugin: CollectionInterface<text:tab/>9</text:a></text:p>
          <text:p text:style-name="P1"><text:a xlink:type="simple" xlink:href="#__RefHeading___Toc712_2874055824" text:style-name="Index_20_Link" text:visited-style-name="Index_20_Link">2025-Mar-04 N++ SQL Escape Bug<text:tab/>10</text:a></text:p>
          <text:p text:style-name="P2"><text:a xlink:type="simple" xlink:href="#__RefHeading___Toc735_2874055824" text:style-name="Index_20_Link" text:visited-style-name="Index_20_Link">Refresh after Preference bug<text:tab/>11</text:a></text:p>
        </text:index-body>
      </text:table-of-content>
      <text:p text:style-name="Standard"/>
      <text:h text:style-name="P3" text:outline-level="1"><text:bookmark-start text:name="__RefHeading___Toc825_4025793947"/><text:span text:style-name="T1">2025-Feb-20<text:tab/></text:span><text:span text:style-name="T2">Intro</text:span><text:bookmark-end text:name="__RefHeading___Toc825_4025793947"/></text:h>
      <text:p text:style-name="P4"><text:span text:style-name="T3">So I prefer a notebook </text:span><text:span text:style-name="T4">to editing in the </text:span><text:span text:style-name="T5">GitHub markdown; it’s just something I’ve become accustomed to, and helps me think.</text:span></text:p>
      <text:h text:style-name="P5" text:outline-level="1"><text:bookmark-start text:name="__RefHeading___Toc827_4025793947"/>2025-Feb-20<text:tab/>Style Configurator Layout (#15939)<text:bookmark-end text:name="__RefHeading___Toc827_4025793947"/></text:h>
      <text:p text:style-name="P6">When playing with UDL, I was able to change the layout of controls, so I’m thinking I could maybe do something similar for my Issue #15939 where it was suggested to place Language and Style tables above each other, rather than next to each other, to make them wider. <text:s/>The easy thing to do first is just to rearrange them.</text:p>
      <text:p text:style-name="P6">Numbers: <text:span text:style-name="T6">x, y, width, heigh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Original</text:p>
          </table:table-cell>
          <table:table-cell table:style-name="Table1.A1" office:value-type="string">
            <text:p text:style-name="P7">Updated</text:p>
          </table:table-cell>
          <table:table-cell table:style-name="Table1.D1" office:value-type="string">
            <text:p text:style-name="P8">Final</text:p>
          </table:table-cell>
        </table:table-row>
        <table:table-row>
          <table:table-cell table:style-name="Table1.A2" office:value-type="string">
            <text:p text:style-name="P7">Language Header</text:p>
          </table:table-cell>
          <table:table-cell table:style-name="Table1.A2" office:value-type="string">
            <text:p text:style-name="P7">20, 35, 61, 8</text:p>
          </table:table-cell>
          <table:table-cell table:style-name="Table1.A2" office:value-type="string">
            <text:p text:style-name="P7">20, 35, 137, 8</text:p>
          </table:table-cell>
          <table:table-cell table:style-name="Table1.D2" office:value-type="string">
            <text:p text:style-name="P8">20, 35, 137, 8</text:p>
          </table:table-cell>
        </table:table-row>
        <table:table-row>
          <table:table-cell table:style-name="Table1.A2" office:value-type="string">
            <text:p text:style-name="P7">Language</text:p>
          </table:table-cell>
          <table:table-cell table:style-name="Table1.A2" office:value-type="string">
            <text:p text:style-name="P7">17, 46, 59, 146</text:p>
          </table:table-cell>
          <table:table-cell table:style-name="Table1.A2" office:value-type="string">
            <text:p text:style-name="P7">17, 46, 146, 68</text:p>
          </table:table-cell>
          <table:table-cell table:style-name="Table1.D2" office:value-type="string">
            <text:p text:style-name="P8">17, 46, 146, <text:span text:style-name="T7">36</text:span></text:p>
          </table:table-cell>
        </table:table-row>
        <table:table-row>
          <table:table-cell table:style-name="Table1.A2" office:value-type="string">
            <text:p text:style-name="P7">Style Header</text:p>
          </table:table-cell>
          <table:table-cell table:style-name="Table1.A2" office:value-type="string">
            <text:p text:style-name="P7">89, 35, 68, 8</text:p>
          </table:table-cell>
          <table:table-cell table:style-name="Table1.A2" office:value-type="string">
            <text:p text:style-name="P9">20, 1<text:span text:style-name="T8">19</text:span>, 137, 8</text:p>
          </table:table-cell>
          <table:table-cell table:style-name="Table1.D2" office:value-type="string">
            <text:p text:style-name="P10">20, 87, 137, 8</text:p>
          </table:table-cell>
        </table:table-row>
        <table:table-row>
          <table:table-cell table:style-name="Table1.A2" office:value-type="string">
            <text:p text:style-name="P7">Styles</text:p>
          </table:table-cell>
          <table:table-cell table:style-name="Table1.A2" office:value-type="string">
            <text:p text:style-name="P7">86, 46, 77, 146</text:p>
          </table:table-cell>
          <table:table-cell table:style-name="Table1.A2" office:value-type="string">
            <text:p text:style-name="P9">17, 1<text:span text:style-name="T8">30</text:span>, 146, 6<text:span text:style-name="T8">2</text:span></text:p>
          </table:table-cell>
          <table:table-cell table:style-name="Table1.D2" office:value-type="string">
            <text:p text:style-name="P10">17, 98, 146, 94</text:p>
          </table:table-cell>
        </table:table-row>
      </table:table>
      <text:p text:style-name="P11">Okay, “Updated” gives 8 languages high and ~7.5 styles high. I think that means rows = (1/12)*dy + (7/3). <text:s/>So 4 rows would be dy=20, by that estimate, so shrink by 48 and move lower ones 48 up: first, try just shrinking language to dy=20. <text:s/>Nope, that’s way too small: only gives 2 rows instead of 4. So it shrunk by 6 rows for delta(dy)=48, so it’s really a slope of 1/8 instead of 1/12; <text:span text:style-name="T7">so another </text:span><draw:frame draw:style-name="fr1" draw:name="Image1" text:anchor-type="char" svg:x="5.15in" svg:y="1.0299in" svg:width="1.8in" svg:height="2.15in" draw:z-index="0"><draw:image xlink:href="Pictures/10000001000001190000019E419BE559.png" xlink:type="simple" xlink:show="embed" xlink:actuate="onLoad" draw:mime-type="image/png"/></draw:frame><text:span text:style-name="T7">2 rows would need another dy=16, taking it to 36 </text:span><text:span text:style-name="T9">=&gt; that looks good, so make the styles 32 higher//taller. <text:s/>Yes, that’s looking good.</text:span></text:p>
      <text:p text:style-name="P12">So now, I need to see how a ComboBox like “Select Theme” (IDC_SWITCH2THEME_COMBO) is populated, compared to the listbox like “Language:” (IDC_LANGUAGES_LIST), because if they are similar enough, then the conversion to ComboBox will be simple enough.</text:p>
      <text:p text:style-name="P13">Hmm, the COMBO constant isn’t around much… ah, but it gets assigned to _hSwitch2ThemeCombo, and <text:span text:style-name="T10">that</text:span><text:span text:style-name="T11"> gets populated with:</text:span></text:p>
      <text:p text:style-name="P14"><text:span text:style-name="T12">::</text:span><text:span text:style-name="T13">SendMessage</text:span><text:span text:style-name="T12">(_hSwitch2ThemeCombo, </text:span><text:span text:style-name="T13">CB_ADDSTRING</text:span><text:span text:style-name="T12">, 0, </text:span><text:span text:style-name="T14">reinterpret_cast</text:span><text:span text:style-name="T12">&lt;</text:span><text:span text:style-name="T15">LPARAM</text:span><text:span text:style-name="T12">&gt;(themeInfo.first.c_str()))</text:span></text:p>
      <text:p text:style-name="P15">Whereas the language list is</text:p>
      <text:p text:style-name="P16"><text:soft-page-break/><text:span text:style-name="T14">::</text:span><text:span text:style-name="T13">SendDlgItemMessage</text:span><text:span text:style-name="T12">(_hSelf, </text:span><text:span text:style-name="T13">IDC_LANGUAGES_LIST</text:span><text:span text:style-name="T12">, </text:span><text:span text:style-name="T13">LB_ADDSTRING</text:span><text:span text:style-name="T12">, 0, </text:span><text:span text:style-name="T14">reinterpret_cast</text:span><text:span text:style-name="T12">&lt;</text:span><text:span text:style-name="T15">LPARAM</text:span><text:span text:style-name="T12">&gt;(_lsArray.getLexerDescFromIndex(i)));</text:span></text:p>
      <text:p text:style-name="P17">… so it uses a similar message. <text:s/>From what I can tell from docs, SendDlgItemMessage is the equivalent of GetDlgItem() then SendMessage(), so I think it’s effectively the same between the two.</text:p>
      <text:p text:style-name="P17">So, let’s try to change the LANGUAGES to a COMBO instead… <text:span text:style-name="T16">It ends up empty. <text:s/>Oh, LB_ADDSTRING vs CB_ADDSTRING. <text:s/>Most of the LB_* have a CB_* equivalent, though it’s CB_GETLBTEXT &amp; CB_GETLBTEXTLEN.</text:span></text:p>
      <text:p text:style-name="P18">Once I make those changes, it all goes reasonable. <text:s/></text:p>
      <text:p text:style-name="P18">So now I want to resize and shift the styles box. <text:s/>It used to be 36, but now it’s only 8-12, so I think making styles 24 higher/taller will work.</text:p>
      <text:p text:style-name="P19">Commit and create PR</text:p>
      <text:h text:style-name="P20" text:outline-level="1"><text:bookmark-start text:name="__RefHeading___Toc829_4025793947"/>2025-Feb-20<text:tab/>&lt;meta&gt;<text:bookmark-end text:name="__RefHeading___Toc829_4025793947"/></text:h>
      <text:p text:style-name="P19">Okay, some differences from my old $work Engineering Notebook:</text:p>
      <text:list xml:id="list3976980892" text:style-name="List_20_1">
        <text:list-item>
          <text:p text:style-name="P21">☑ Want abbreviations/auto-correct</text:p>
          <text:list>
            <text:list-item>
              <text:p text:style-name="P21">Tools &gt; AutoCorrect &gt; AutoCorrect Options</text:p>
            </text:list-item>
            <text:list-item>
              <text:p text:style-name="P22">They have some with :checkbox: and similar, which I should learn to use; but also define my \-style for the ones from my win.html page</text:p>
            </text:list-item>
          </text:list>
        </text:list-item>
        <text:list-item>
          <text:p text:style-name="P21"><text:span text:style-name="T17">☒ </text:span>Want TODO list with clickable checkboxes (I don’t know if I can get the double-click symbol dialog in LibreOffice)</text:p>
          <text:list>
            <text:list-item>
              <text:p text:style-name="P22">In the absence of that, I can just select and do the new \-command or :: command</text:p>
            </text:list-item>
          </text:list>
        </text:list-item>
        <text:list-item>
          <text:p text:style-name="P21"><text:span text:style-name="T18">☑ </text:span>Want COMMIT and CODEINDENT and CODEINLINE styles</text:p>
        </text:list-item>
      </text:list>
      <text:p text:style-name="CommitMessage">This is example commit <text:span text:style-name="T17">text.</text:span></text:p>
      <text:p text:style-name="TODO"><text:span text:style-name="T19">☑ </text:span>This is TODO<text:line-break/><text:span text:style-name="T19">☐ second line</text:span></text:p>
      <text:p text:style-name="CodeIndent">Indented Code</text:p>
      <text:p text:style-name="P23">Second Line</text:p>
      <text:p text:style-name="P24"><text:span text:style-name="T19">And this has </text:span><text:span text:style-name="InlineCode"><text:span text:style-name="T19">Inline Code </text:span></text:span><text:span text:style-name="T19">between normal code. Unfortunately, while the </text:span><text:span text:style-name="T20">Styles &gt; Manage Styles</text:span><text:span text:style-name="T21"> has the Paragraph Styles vs Character Styles button, the Style Toolbar only lists </text:span><text:span text:style-name="T22">Paragraph styles. <text:s/>Some googling says assign key, so </text:span><text:span text:style-name="InlineCode"><text:span text:style-name="T22">Ctrl+`</text:span></text:span> <text:span text:style-name="T18">will now apply the </text:span><text:soft-page-break/><text:span text:style-name="T18">character style to the selection. <text:s/>Not perfect, but unless I want the </text:span><text:span text:style-name="InlineCode"><text:span text:style-name="T18">F11</text:span></text:span><text:span text:style-name="T18"> Styles panel always visible, that is probably the closest I can come.</text:span></text:p>
      <text:p text:style-name="P25">&lt;meta&gt; A couple of compromises, but able to get most of my formatting desires from $work implemented in a similar fashion in LibreOffice.</text:p>
      <text:h text:style-name="P26" text:outline-level="1"><text:bookmark-start text:name="__RefHeading___Toc831_4025793947"/>2024-Feb-22<text:tab/>Plugin: Collection Interface<text:bookmark-end text:name="__RefHeading___Toc831_4025793947"/></text:h>
      <text:p text:style-name="P27"><text:span text:style-name="T23">The CollectionInterface script is the one I am most interested in having as an official plugin. <text:s/>Looking at my PythonScript implementation, the main libraries it uses are the jsonlib and urllib – I </text:span><text:span text:style-name="T24">think</text:span><text:span text:style-name="T25"> that most of the urllib features are native to win32api in C++, so I think I just need a JSON library. <text:s/>Google AI tells me that </text:span><text:a xlink:type="simple" xlink:href="https://github.com/nlohmann/json" office:name="GitHub project" text:style-name="Internet_20_link" text:visited-style-name="Visited_20_Internet_20_Link"><text:span text:style-name="T26">nlohmann/json</text:span></text:a><text:span text:style-name="T11"> </text:span><text:span text:style-name="T25">is the simplest, as it is just a simple header file.</text:span></text:p>
      <text:p text:style-name="CodeIndent">#include &lt;iostream&gt;</text:p>
      <text:p text:style-name="CodeIndent">#include "json.hpp"</text:p>
      <text:p text:style-name="CodeIndent"/>
      <text:p text:style-name="CodeIndent">int main() {</text:p>
      <text:p text:style-name="CodeIndent"><text:s text:c="2"/>// Create a JSON object</text:p>
      <text:p text:style-name="CodeIndent"><text:s text:c="2"/>nlohmann::json j;</text:p>
      <text:p text:style-name="CodeIndent"><text:s text:c="2"/>j["name"] = "John Doe";</text:p>
      <text:p text:style-name="CodeIndent"><text:s text:c="2"/>j["age"] = 30;</text:p>
      <text:p text:style-name="CodeIndent"><text:s text:c="2"/>j["city"] = "New York";</text:p>
      <text:p text:style-name="CodeIndent"/>
      <text:p text:style-name="CodeIndent"><text:s text:c="2"/>// Serialize to string and print</text:p>
      <text:p text:style-name="CodeIndent"><text:s text:c="2"/>std::cout &lt;&lt; j.dump(4) &lt;&lt; std::endl;</text:p>
      <text:p text:style-name="CodeIndent"/>
      <text:p text:style-name="CodeIndent"><text:s text:c="2"/>// Parse from string</text:p>
      <text:p text:style-name="CodeIndent"><text:s text:c="2"/>std::string json_string = R"({"name": "Jane Doe", "age": 25})";</text:p>
      <text:p text:style-name="CodeIndent"><text:s text:c="2"/>nlohmann::json j2 = nlohmann::json::parse(json_string);</text:p>
      <text:p text:style-name="CodeIndent"><text:s text:c="2"/>std::cout &lt;&lt; j2["name"] &lt;&lt; std::endl;</text:p>
      <text:p text:style-name="CodeIndent"/>
      <text:p text:style-name="CodeIndent"><text:s text:c="2"/>return 0;</text:p>
      <text:p text:style-name="CodeIndent">}</text:p>
      <text:p text:style-name="P28">For HTML unescape, Google AI suggests:</text:p>
      <text:p text:style-name="CodeIndent">#include &lt;string&gt;</text:p>
      <text:p text:style-name="CodeIndent">#include &lt;algorithm&gt;</text:p>
      <text:p text:style-name="CodeIndent">#include &lt;map&gt;</text:p>
      <text:p text:style-name="CodeIndent"/>
      <text:p text:style-name="CodeIndent">std::string html_unescape(const std::string&amp; text) {</text:p>
      <text:p text:style-name="CodeIndent"><text:s text:c="4"/>std::map&lt;std::string, std::string&gt; entities = {</text:p>
      <text:p text:style-name="CodeIndent"><text:s text:c="8"/>{"&amp;amp;", "&amp;"},</text:p>
      <text:p text:style-name="CodeIndent"><text:s text:c="8"/>{"&amp;lt;", "&lt;"},</text:p>
      <text:p text:style-name="CodeIndent"><text:s text:c="8"/>{"&amp;gt;", "&gt;"},</text:p>
      <text:p text:style-name="CodeIndent"><text:s text:c="8"/>{"&amp;quot;", "\""},</text:p>
      <text:p text:style-name="CodeIndent"><text:s text:c="8"/>{"&amp;apos;", "'"}</text:p>
      <text:p text:style-name="CodeIndent"><text:s text:c="4"/>};</text:p>
      <text:p text:style-name="CodeIndent"/>
      <text:p text:style-name="CodeIndent"><text:s text:c="4"/>std::string result = text;</text:p>
      <text:p text:style-name="CodeIndent"><text:s text:c="4"/>for (const auto&amp; [entity, replacement] : entities) {</text:p>
      <text:p text:style-name="CodeIndent"><text:soft-page-break/><text:s text:c="8"/>size_t pos = result.find(entity);</text:p>
      <text:p text:style-name="CodeIndent"><text:s text:c="8"/>while (pos != std::string::npos) {</text:p>
      <text:p text:style-name="CodeIndent"><text:s text:c="12"/>result.replace(pos, entity.length(), replacement);</text:p>
      <text:p text:style-name="CodeIndent"><text:s text:c="12"/>pos = result.find(entity, pos + replacement.length());</text:p>
      <text:p text:style-name="CodeIndent"><text:s text:c="8"/>}</text:p>
      <text:p text:style-name="CodeIndent"><text:s text:c="4"/>}</text:p>
      <text:p text:style-name="CodeIndent"><text:s text:c="4"/>return result;</text:p>
      <text:p text:style-name="CodeIndent">}</text:p>
      <text:p text:style-name="P28">… that requires a manual table, which is annoying; you’d think there would be a predefined library somewhere.</text:p>
      <text:p text:style-name="P29"><text:a xlink:type="simple" xlink:href="https://learn.microsoft.com/en-us/previous-versions/windows/internet-explorer/ie-developer/platform-apis/ms775123(v=vs.85)" office:name="MS Learn (MSDN)" text:style-name="Internet_20_link" text:visited-style-name="Visited_20_Internet_20_Link"><text:span text:style-name="T11">URLDownloadToFile()</text:span></text:a><text:span text:style-name="T11"> seems to be the standard way to get it to a file. <text:s/>If you want the raw text instead, you might need something more complicated, like </text:span><text:a xlink:type="simple" xlink:href="https://learn.microsoft.com/en-us/windows/win32/wininet/http-sessions?redirectedfrom=MSDN" office:name="MS Learn (MSDN)" text:style-name="Internet_20_link" text:visited-style-name="Visited_20_Internet_20_Link"><text:span text:style-name="T11">WinINet HTTP(s) Sessions</text:span></text:a><text:span text:style-name="T11"> (which shows example code at the end). <text:s/></text:span></text:p>
      <text:p text:style-name="P30">Plugin CollectionInterface: start taking notes for how to convert my CollectionInterface.py script into an actual plugin</text:p>
      <text:h text:style-name="P31" text:outline-level="1"><text:bookmark-start text:name="__RefHeading___Toc833_4025793947"/>2025-Feb-23<text:tab/><text:span text:style-name="T27">Plugin Notes</text:span><text:bookmark-end text:name="__RefHeading___Toc833_4025793947"/></text:h>
      <text:p text:style-name="P32">Found some of my old SVN-based code from 2022, when I was trying 100% GCC; my notes weren’t as helpful as I thought they might be – including notes that reference a c file that doens’t exist in the repo. :-( That’s annoying, especially since it was showing a working URL downloader, it claimed.</text:p>
      <text:p text:style-name="P32">So, Don’s template claims that even a grandma could do it, but it includes both the “NppPluginDemo.*” files and the “PluginDefinition.*” files. I don’t know why they are trying to confuse you with that. <text:s/></text:p>
      <text:list text:continue-numbering="true" text:style-name="List_20_1">
        <text:list-item>
          <text:p text:style-name="P33">NppPluginDemo.cpp:</text:p>
          <text:list>
            <text:list-item>
              <text:p text:style-name="P33">DllMain</text:p>
            </text:list-item>
            <text:list-item>
              <text:p text:style-name="P33">setInfo</text:p>
            </text:list-item>
            <text:list-item>
              <text:p text:style-name="P33">getName</text:p>
            </text:list-item>
            <text:list-item>
              <text:p text:style-name="P33">getFuncsArray</text:p>
            </text:list-item>
            <text:list-item>
              <text:p text:style-name="P33">beNotified</text:p>
            </text:list-item>
            <text:list-item>
              <text:p text:style-name="P33">messageProc</text:p>
            </text:list-item>
            <text:list-item>
              <text:p text:style-name="P33">isUnicode</text:p>
            </text:list-item>
          </text:list>
        </text:list-item>
        <text:list-item>
          <text:p text:style-name="P33">NppPluginDemo.rc</text:p>
          <text:list>
            <text:list-item>
              <text:p text:style-name="P33"><text:soft-page-break/>version info and file info</text:p>
            </text:list-item>
          </text:list>
        </text:list-item>
        <text:list-item>
          <text:p text:style-name="P33">PluginDefinition</text:p>
          <text:list>
            <text:list-item>
              <text:p text:style-name="P33">pluginInit</text:p>
            </text:list-item>
            <text:list-item>
              <text:p text:style-name="P33">pluginCleanUp</text:p>
            </text:list-item>
            <text:list-item>
              <text:p text:style-name="P33">commandMenuInit</text:p>
            </text:list-item>
            <text:list-item>
              <text:p text:style-name="P33">commandMenuCleanUp</text:p>
            </text:list-item>
            <text:list-item>
              <text:p text:style-name="P33">setCommand</text:p>
            </text:list-item>
            <text:list-item>
              <text:p text:style-name="P33">hello &amp; helloDlg</text:p>
            </text:list-item>
          </text:list>
        </text:list-item>
        <text:list-item>
          <text:p text:style-name="P33">PluginDefinition.<text:span text:style-name="T28">h</text:span></text:p>
          <text:list>
            <text:list-item>
              <text:p text:style-name="P34">header information</text:p>
            </text:list-item>
          </text:list>
        </text:list-item>
      </text:list>
      <text:p text:style-name="P35">But if I look at pork2sausage, it doesn’t have that… in fact, it doesn’t have any of the predefined functions from PluginDefinition.*. <text:s/>So annoying.</text:p>
      <text:p text:style-name="P35">Okay, search all of GH for “NPP_PLUGIN_NAME”, which is a good indicator that they started from the C++ template, I hope. <text:s/>Yep, found <text:a xlink:type="simple" xlink:href="https://github.com/dail8859/DoxyIt/tree/master/src" office:name="Dail's GitHub Repo" text:style-name="Internet_20_link" text:visited-style-name="Visited_20_Internet_20_Link">DoxyIt</text:a> by (or maintained by) dail8859, so I trust that it’s a reasonable implementation using the template: Yes, PluginDefinition.* both exist, <text:span text:style-name="T29">with those commands, but the NppPluginDemo.cpp was renamed to DoxyIt.cpp. <text:s/>(And all the RC contents were split into separate rc and cpp files, to keep things encapsulated.)</text:span></text:p>
      <text:p text:style-name="P36">But this at least gives a hint of what’s a reasonable structure following the template. <text:s/>So I’ll keep that as a reference. Eventually, I might follow suit, and start splitting files into hierarchies… but at least for now, I know what I can rename.</text:p>
      <text:p text:style-name="P37"><text:span text:style-name="T29">Now on to how to populate the repo – the manual claims “</text:span><text:span text:style-name="T30">Download and unzip the latest release</text:span> <text:s/><text:span text:style-name="T29">of Notepad++ Plugin Template”, but the releases page is primarily the dummy DLL build results. <text:s/>So I’d rather Fork, then follow “</text:span><text:a xlink:type="simple" xlink:href="https://docs.github.com/en/pull-requests/collaborating-with-pull-requests/working-with-forks/detaching-a-fork?platform=windows" office:name="GH Docs" text:style-name="Internet_20_link" text:visited-style-name="Visited_20_Internet_20_Link"><text:span text:style-name="T29">Detaching a Fork</text:span></text:a><text:span text:style-name="T29">”. <text:s/>But while coming back and typing this, I realized that there’s also the SourceCode.zip, which was probably what was intended by the official instructions. <text:s/>Still, forking is probably better, as that gives me a known-good workflow, as well.</text:span></text:p>
      <text:p text:style-name="P36">Okay, let’s start with that: fork to <text:a xlink:type="simple" xlink:href="https://github.com/pryrt/NppPlugin-CollectionInterface" text:style-name="Internet_20_link" text:visited-style-name="Visited_20_Internet_20_Link">https://github.com/pryrt/NppPlugin-CollectionInterface</text:a>. <text:s/><text:span text:style-name="T31">Leave fork network. <text:s/>Make local working copy. <text:s/>Try building as-is: works.</text:span></text:p>
      <text:p text:style-name="P38">Now, can I rename NppPluginDemo.*? <text:s/><text:span text:style-name="T32">Yep, and it still builds:</text:span></text:p>
      <text:p text:style-name="CommitMessage">Rename NppPluginDemo to CollectionInterface → 2c4d3a2</text:p>
      <text:p text:style-name="CommitMessage">Finish internal NppPluginTemplate to CollectionInterface rename → 9a2b527</text:p>
      <text:h text:style-name="P39" text:outline-level="1"><text:bookmark-start text:name="__RefHeading___Toc835_4025793947"/><text:soft-page-break/>2025-Feb-24<text:tab/>Collection Interface<text:bookmark-end text:name="__RefHeading___Toc835_4025793947"/></text:h>
      <text:p text:style-name="P40">Now, the question is, can I start doing the actual code, and getting the plugin to build and run in Notepad++?</text:p>
      <text:p text:style-name="P41">Getting it into Notepad++ and doing the two original actions worked just fine.</text:p>
      <text:p text:style-name="P41">But when I finally got all the pieces in place to add the AboutDialog box, using the <text:span text:style-name="T33">working</text:span><text:span text:style-name="T3"> DoxyIt as an example, it refuses to show the dialog. Which is, once again, the circumstances I described a couple years ago when I tried to create an AboutDialog in a GCC-based plugin. <text:s/>There is something fundamental that I’m missing. :-(</text:span></text:p>
      <text:p text:style-name="CommitMessage">Trying to add About dialog, but it doesnt show :-( → ebef233</text:p>
      <text:h text:style-name="P42" text:outline-level="1"><text:bookmark-start text:name="__RefHeading___Toc837_4025793947"/>2025-Feb-26<text:tab/>Collection Interface<text:bookmark-end text:name="__RefHeading___Toc837_4025793947"/></text:h>
      <text:p text:style-name="P43">With the <text:a xlink:type="simple" xlink:href="https://community.notepad-plus-plus.org/topic/26656/" text:style-name="Internet_20_link" text:visited-style-name="Visited_20_Internet_20_Link">Community’s help</text:a>, able to get the dialog showing yesterday (didn’t take notes).</text:p>
      <text:p text:style-name="P43">But Coises suggested Modal (using DialogBoxParam) instead of non-Modal dialog (using CreateDialogParam), so today implemented it so I could call the same abtDlgProc() from showAbout() or showAboutModal()… Had to move the centering into the WM_INITDIALOG instead of in the showAbout (since it won’t work in the modal version). <text:s/>Unfortunately, when I exit the Modal version, it doesn’t <text:span text:style-name="T10">actually</text:span><text:span text:style-name="T11"> exit, it just hides the window, so N++ appears frozen. <text:s/>Do a safety commit, then do some research (looking at Coises example code, most likely).</text:span></text:p>
      <text:p text:style-name="CommitMessage">git commit -a -m "Have nonmodal+modal variants" -m "moved the centering code to the proc, so it works for both" -m "BUG: after modal closes window, still cannot access the rest of N++, apparently not completely ended :-(" → 9ab74eb</text:p>
      <text:p text:style-name="P43">Okay, <text:a xlink:type="simple" xlink:href="https://stackoverflow.com/questions/13788680/enddialog-vs-destroywindow" text:style-name="Internet_20_link" text:visited-style-name="Visited_20_Internet_20_Link">this SO</text:a> explains that EndDialog ends modals, DestroyWindow is used to end/destroy non-modal; it hinted that EndDialog might kindof work for <text:span text:style-name="T34">both, but doesn’t do </text:span><text:span text:style-name="T35">everything</text:span><text:span text:style-name="T36"> that DestroyWindow does. <text:s/>So I tried running EndDialog followed by DestroyWindow, and it seems to work correctly for both, at least for me.</text:span></text:p>
      <text:p text:style-name="CommitMessage">git commit -a -m "Fix modal ending" -m "add call to EndDialog() before DestroyWindow()" → 639f5c9</text:p>
      <text:p text:style-name="P44">When I hit ESC instead of CLOSE, it stays modal/frozen; add IDCANCEL to the switch(), dumping into same body as IDOK, and that fixes it.</text:p>
      <text:p text:style-name="CommitMessage">git commit -a -m "AboutDialog: fix ESC (IDCANCEL)" &amp; git push → 7aa207e</text:p>
      <text:p text:style-name="P44"><text:soft-page-break/>The GitHubAction hadn’t been running, because I hadn’t enabled it; so I did (before the last commit), but that run failed – outdated <text:a xlink:type="simple" xlink:href="mailto:upload-artifact@v3" text:style-name="Internet_20_link" text:visited-style-name="Visited_20_Internet_20_Link">upload-artifact@v3</text:a>. <text:s/>Fix that:</text:p>
      <text:p text:style-name="CommitMessage">git commit -a -m "Fix CI upload-artifact version" &amp; git push → 3f59af1</text:p>
      <text:p text:style-name="Standard"><text:span text:style-name="T37">Failed with “</text:span><text:span text:style-name="InlineCode">error C1083: Cannot open include file: 'PluginDefinition.h': No such file or directory [D:\a\NppPlugin-CollectionInterface\NppPlugin-CollectionInterface\vs.proj\CollectionInterface.vcxproj]</text:span><text:span text:style-name="T37">” … </text:span></text:p>
      <text:p text:style-name="CommitMessage">git commit -m "See if adding .sln will fix the additional paths not working"</text:p>
      <text:p text:style-name="P45">Nope, still couldn’t find it. <text:s/><text:a xlink:type="simple" xlink:href="https://stackoverflow.com/questions/22360799/how-to-specify-additional-include-directories-for-msbuild-exe" text:style-name="Internet_20_link" text:visited-style-name="Visited_20_Internet_20_Link">This SO</text:a> suggests a /p: <text:a xlink:type="simple" xlink:href="https://learn.microsoft.com/en-us/visualstudio/msbuild/msbuild-command-line-reference?view=vs-2022#:~:text=property%3A%7Bname%7D%3D%7Bvalue%7D-,-p%3A%7Bname%7D%3D%7Bvalue%7D,-Set%20or%20override" text:style-name="Internet_20_link" text:visited-style-name="Visited_20_Internet_20_Link">msbuild.exe c</text:a></text:p>
      <text:p text:style-name="P45"><text:a xlink:type="simple" xlink:href="https://learn.microsoft.com/en-us/visualstudio/msbuild/msbuild-command-line-reference?view=vs-2022#:~:text=property%3A%7Bname%7D%3D%7Bvalue%7D-,-p%3A%7Bname%7D%3D%7Bvalue%7D,-Set%20or%20override" text:style-name="Internet_20_link" text:visited-style-name="Visited_20_Internet_20_Link">ommand line option</text:a> to override the property value… maybe if I replicate the AdditionalIncludeDirectories property to the command line, maybe that will work?</text:p>
      <text:p text:style-name="CommitMessage">git commit -a -m "msbuild /p:AdditionalIncludeDirectories to see if that helps" → 42f9e07</text:p>
      <text:p text:style-name="CommitMessage">git commit -a -m "Try full path rather than relative" → aac0f37</text:p>
      <text:p text:style-name="CommitMessage">git commit -a -m "variable not set right" → <text:span text:style-name="T38">re9917e3</text:span></text:p>
      <text:p text:style-name="CommitMessage">git commit -a -m "try a different syntax" → 4c157c7</text:p>
      <text:p text:style-name="CommitMessage">git commit -a -m "wasnt echoing, so back to one line so I can see resolved commandline" →  782d688 </text:p>
      <text:p text:style-name="CommitMessage">git commit -a -m "maybe change quoting" → <text:span text:style-name="T39">ee530af</text:span></text:p>
      <text:p text:style-name="CommitMessage">git commit -a -m "try /I" → 2ca2686</text:p>
      <text:p text:style-name="CommitMessage">git commit -a -m "try /I with colon" → 3e3e24a</text:p>
      <text:p text:style-name="CommitMessage">git commit -a -m "Look at Coises: prefix AdditionalIncludeDirectories with $(ProjectDir)" → 4f2bbc5</text:p>
      <text:p text:style-name="CommitMessage">git commit -a -m "reset the msbuild (still using Coises example for setting in vcxproj)" → b9ff71f</text:p>
      <text:p text:style-name="P46">Hmm, that one was close: ARM64 worked, but x64 didn’t. Ahh, missed one of the six for the directory :-( </text:p>
      <text:p text:style-name="CommitMessage">git commit -a -m "propagate Coises example to all 6 builds" → f1e299b</text:p>
      <text:p text:style-name="P47">… And that one finally works. <text:s/>Delete most of the GH Action fails, to declutter for now.</text:p>
      <text:p text:style-name="P48">Update the AboutBox to include the Hyperlink (ala DoxyIt). Update to GPLv3.</text:p>
      <text:p text:style-name="CommitMessage">git commit -a -m "Update About Box for hyperlinked URL" -m "(also update copyright notice)" → 7fde180</text:p>
      <text:p text:style-name="CommitMessage">git commit -a -m "update README to my plugin, rather than template" → cde18c3</text:p>
      <text:h text:style-name="P49" text:outline-level="1"><text:bookmark-start text:name="__RefHeading___Toc857_2165045563"/><text:soft-page-break/>2025-Feb-27<text:tab/>&lt;meta&gt; Add Macros<text:bookmark-end text:name="__RefHeading___Toc857_2165045563"/></text:h>
      <text:p text:style-name="P50">LibreOffice allows <text:a xlink:type="simple" xlink:href="https://books.libreoffice.org/en/GS248/GS24811-GettingStartedWithMacros.html" office:name="LibreOffice 24.8 Getting Started &gt; Getting Started With Macros" text:style-name="Internet_20_link" text:visited-style-name="Visited_20_Internet_20_Link">BASIC macros</text:a> (among others). <text:s/>After enabling macro-recording (<text:span text:style-name="T33">Tools &gt; Options &gt; LibreOffice Advanced &gt; ☑ Enable Macro Recording</text:span><text:span text:style-name="T3">), then can record the actions, and save it to either the global macros or the current document. <text:s/>After making the macros, can assign them to Events (</text:span><text:span text:style-name="T33">Tools &gt; Customize &gt; Events</text:span><text:span text:style-name="T3">, and assign </text:span><text:span text:style-name="T33">Macro</text:span><text:span text:style-name="T3"> to the desired event, such as </text:span><text:span text:style-name="T33">Open Document</text:span><text:span text:style-name="T3"> or </text:span><text:span text:style-name="T33">Save Document</text:span><text:span text:style-name="T3">). <text:s/>So I added a “NewDay” macro to start the new header each day at </text:span><text:span text:style-name="T33">OpenDocument</text:span><text:span text:style-name="T3">, and “Update TOC” macro to run at </text:span><text:span text:style-name="T33">SaveDocument</text:span><text:span text:style-name="T3">. <text:s/>They worked at first, but when I exited and restarted, they wouldn’t run because of security. <text:s/></text:span><text:span text:style-name="T33">Tools &gt; Options &gt; LibreOffice &gt; Security &gt; Macro Security</text:span><text:span text:style-name="T3"> allows you to define trusted locations. <text:s/>(It also implies it allows trusting signed macros, but my google-fu hasn’t been good enough to figure out how to sign a specific macro; I was able to sign the document the macros are in, but that wasn’t enough for it to trust me, and the </text:span><text:span text:style-name="T33">Trusted Certificates</text:span><text:span text:style-name="T3"> in the </text:span><text:span text:style-name="T33">Macro Security</text:span><text:span text:style-name="T3"> has no interface to </text:span><text:span text:style-name="T40">add</text:span><text:span text:style-name="T41"> certificates.) <text:s/></text:span><text:span text:style-name="T42">So, in the end, I just added the trusted location. <text:s/>Maybe some day I’ll figure out the macro signing.</text:span></text:p>
      <text:p text:style-name="TODO">☐ <text:span text:style-name="T43">Create Macro to copy all the day’s commits</text:span></text:p>
      <text:h text:style-name="P51" text:outline-level="1"><text:bookmark-start text:name="__RefHeading___Toc662_843877958"/>2025-Feb-27<text:tab/>Plugin: CollectionInterface<text:bookmark-end text:name="__RefHeading___Toc662_843877958"/></text:h>
      <text:p text:style-name="P52">I think my next step should be to draw a new Modal dialog to actually run the CollectionInterface, using my PySc version as the guide.</text:p>
      <text:p text:style-name="P53">Okay, I have it drawing the same dialog as was in the PySc… All three buttons currently just close the dialog. <text:s/>The comboboxes will freeze N++ for now</text:p>
      <text:p text:style-name="TODO"><text:span text:style-name="T44">☑ </text:span>Populate dropdowns and give them actions</text:p>
      <text:p text:style-name="P54">☐ Define BTN actions</text:p>
      <text:h text:style-name="P55" text:outline-level="1"><text:bookmark-start text:name="__RefHeading___Toc685_299089479"/>2025-Mar-03<text:tab/>Plugin: CollectionInterface<text:bookmark-end text:name="__RefHeading___Toc685_299089479"/></text:h>
      <text:p text:style-name="P56">So, if I populate the comboboxes, will it prevent freezing? <text:s/>Or do I also have to create actions? <text:s/>Populating wasn’t sufficient. <text:s/><text:span text:style-name="T45">Ah, the case statement didn’t have a return, so it tried closing the window incorrectly. <text:s/>Fixed that, and it stopped crashing.</text:span></text:p>
      <text:p text:style-name="P57">With some google AI-generated code, able to get it to show me the chosen combobox value when it is changed. <text:s/></text:p>
      <text:p text:style-name="CommitMessage"><text:soft-page-break/>Populate Categories; msgbox current choice → 537e21e</text:p>
      <text:p text:style-name="P58">Then be able to have four separate lists, and have it re-populate the FILES combo:</text:p>
      <text:p text:style-name="CommitMessage">Change FILE list based on CATEGORY choice → 50a18be</text:p>
      <text:p text:style-name="CommitMessage">Populate FILE on initialization, too → 182c5af</text:p>
      <text:h text:style-name="P59" text:outline-level="1"><text:bookmark-start text:name="__RefHeading___Toc712_2874055824"/>2025-Mar-04<text:tab/>N++ SQL Escape Bug<text:bookmark-end text:name="__RefHeading___Toc712_2874055824"/></text:h>
      <text:p text:style-name="P60">Per <text:a xlink:type="simple" xlink:href="https://community.notepad-plus-plus.org/topic/22621/sql-language-style-issue-with" text:style-name="Internet_20_link" text:visited-style-name="Visited_20_Internet_20_Link">this discussion</text:a>, there’s a couple of bugs related to SQL escape and the “Treat \ as escape” option. The simpler, as verified by Alan, is that you have to toggle to a non-SQL tab and back in order to get a change in the preference to take effect (though it seems to behave differently in v8.7 vs 8.7.7/8.7.8-RC2). <text:s/>But the more important is that after v8.6.9, it seems to not properly honor the preference when you first run, and there are some oddities. <text:s/>I am trying to come up with StepsToRepro, but it’s confusing. <text:s/>I’ll use my notebook to develop them (including screenshots), then share in the forum, and if Alan or one of the others can confirm, then I will put in the issue.</text:p>
      <text:p text:style-name="P61">Create <text:span text:style-name="InlineCode">escape.sql</text:span> per the text in the post</text:p>
      <text:p text:style-name="P62"><text:span text:style-name="T33">Expected behavior:</text:span></text:p>
      <text:list text:style-name="L1">
        <text:list-item>
          <text:p text:style-name="P63">Fresh portable unzip of v8.6.9, delete <text:span text:style-name="InlineCode">config.xm</text:span><draw:frame draw:style-name="fr2" draw:name="Image2" text:anchor-type="char" svg:x="0in" svg:width="3.2299in" svg:height="0.9272in" draw:z-index="1"><draw:image xlink:href="Pictures/1000000100000136000000599135F2DD.png" xlink:type="simple" xlink:show="embed" xlink:actuate="onLoad" draw:mime-type="image/png"/></draw:frame><text:span text:style-name="InlineCode">l</text:span> , and open <text:span text:style-name="InlineCode">escape.sql</text:span><text:span text:style-name="T46"> <text:s/>⇒ Defaults to treating \ as escape:</text:span></text:p>
        </text:list-item>
        <text:list-item>
          <text:p text:style-name="P64">Check <text:span text:style-name="T33">Settings &gt; Preferences &gt; Language &gt; Treat Backslash as escape character for SQL</text:span><text:span text:style-name="T3"> – it is checkmarked by default</text:span></text:p>
        </text:list-item>
        <text:list-item>
          <text:p text:style-name="P65">Toggle that option off<draw:frame draw:style-name="fr1" draw:name="Image3" text:anchor-type="char" svg:x="3.7457in" svg:y="-0.078in" svg:width="3.7398in" svg:height="1.1146in" draw:z-index="2"><draw:image xlink:href="Pictures/10000001000001670000006B358980FD.png" xlink:type="simple" xlink:show="embed" xlink:actuate="onLoad" draw:mime-type="image/png"/></draw:frame></text:p>
        </text:list-item>
        <text:list-item>
          <text:p text:style-name="P65"><text:span text:style-name="InlineCode">Ctrl+W</text:span> then <text:span text:style-name="InlineCode">Ctrl+</text:span><text:span text:style-name="InlineCode"><text:span text:style-name="T47">Shift+</text:span></text:span><text:span text:style-name="InlineCode">T</text:span> to reload/<text:span text:style-name="T47">re-render</text:span> the file</text:p>
        </text:list-item>
        <text:list-item>
          <text:p text:style-name="P65">Now it’s treating \ as normal character: </text:p>
        </text:list-item>
        <text:list-item>
          <text:p text:style-name="P65">With the option off, exit Notepad++, and restart Notepad++, opening the same file</text:p>
        </text:list-item>
        <text:list-item>
          <text:p text:style-name="P65">This time, it renders \ as normal character, and <text:span text:style-name="T33">Settings &gt; Preferences &gt; Language &gt; Treat Backslash…</text:span> is not checkmarked, as expected.</text:p>
        </text:list-item>
      </text:list>
      <text:p text:style-name="P66">Incorrect behavior<text:span text:style-name="T3">:</text:span></text:p>
      <text:list text:style-name="L2">
        <text:list-item>
          <text:p text:style-name="P67">Fresh portable <text:span text:style-name="T47">unzip of v8.7, <text:s/></text:span><text:span text:style-name="T48">delete </text:span><text:span text:style-name="InlineCode"><text:span text:style-name="T48">config.xml</text:span></text:span><text:span text:style-name="T48"> , and open </text:span><text:span text:style-name="InlineCode"><text:span text:style-name="T48">escape.sql</text:span></text:span> <text:s/>⇒ <text:span text:style-name="T47">Rendering proves it d</text:span>efaults to treating \ as escape</text:p>
        </text:list-item>
        <text:list-item>
          <text:p text:style-name="P68"><text:soft-page-break/>Check <text:span text:style-name="T33">Settings &gt; Preferences &gt; Language &gt; Treat Backslash…</text:span> is not checkmarked, even though the behavior obviously shows it <text:span text:style-name="T10">is</text:span><text:span text:style-name="T11"> treating it as escape ⇒ this is the BUG</text:span></text:p>
        </text:list-item>
        <text:list-item>
          <text:p text:style-name="P69">Toggle the option on.</text:p>
        </text:list-item>
        <text:list-item>
          <text:p text:style-name="P67"><text:span text:style-name="InlineCode">Ctrl+W</text:span> then <text:span text:style-name="InlineCode">Ctrl+</text:span><text:span text:style-name="InlineCode"><text:span text:style-name="T47">Shift+</text:span></text:span><text:span text:style-name="InlineCode">T</text:span> to reload/<text:span text:style-name="T47">re-render</text:span> the file <text:span text:style-name="T47">⇒ no change in rendering</text:span></text:p>
        </text:list-item>
        <text:list-item>
          <text:p text:style-name="P68">Toggle the option off</text:p>
        </text:list-item>
        <text:list-item>
          <text:p text:style-name="P67"><text:span text:style-name="InlineCode">Ctrl+W</text:span> then <text:span text:style-name="InlineCode">Ctrl+</text:span><text:span text:style-name="InlineCode"><text:span text:style-name="T47">Shift+</text:span></text:span><text:span text:style-name="InlineCode">T</text:span> to reload/<text:span text:style-name="T47">re-render</text:span> the file <text:span text:style-name="T47">⇒ now the rendering changes and matches the preference, so it is now treating \ as normal character, like it should.</text:span></text:p>
        </text:list-item>
        <text:list-item>
          <text:p text:style-name="P68">Exit Notepad++ (it should save the preference state)</text:p>
        </text:list-item>
        <text:list-item>
          <text:p text:style-name="P68">Relaunch Notepad++ with the same file ⇒ <text:span text:style-name="T10">now</text:span><text:span text:style-name="T11"> it has the right state when launched.</text:span></text:p>
        </text:list-item>
        <text:list-item>
          <text:p text:style-name="P69">Turn the option back on.</text:p>
        </text:list-item>
        <text:list-item>
          <text:p text:style-name="P67"><text:span text:style-name="InlineCode">Ctrl+W</text:span> then <text:span text:style-name="InlineCode">Ctrl+</text:span><text:span text:style-name="InlineCode"><text:span text:style-name="T47">Shift+</text:span></text:span><text:span text:style-name="InlineCode">T</text:span> to reload/<text:span text:style-name="T47">re-render</text:span> the file <text:span text:style-name="T47">⇒ the rendering changes and matches the preference to treat \ as escape</text:span></text:p>
        </text:list-item>
        <text:list-item>
          <text:p text:style-name="P68">Exit Notepad++ (it should save the preference state)</text:p>
        </text:list-item>
        <text:list-item>
          <text:p text:style-name="P68">Relaunch Notepad++ with the same file ⇒ it’s treating \ as escape</text:p>
        </text:list-item>
        <text:list-item>
          <text:p text:style-name="P68">Check <text:span text:style-name="T33">Settings &gt; Preferences &gt; Language &gt; Treat Backslash…</text:span> and notice that like in step 2, it’s showing as unchecked, even though the preference state was saved as checked, and it’s behaving as if it’s checked</text:p>
        </text:list-item>
      </text:list>
      <text:h text:style-name="P70" text:outline-level="2"><text:bookmark-start text:name="__RefHeading___Toc735_2874055824"/>Refresh after Preference bug<text:bookmark-end text:name="__RefHeading___Toc735_2874055824"/></text:h>
      <text:p text:style-name="P71">For the simpler one, Alan expanded his verification sequence, and I took that and converted it into <text:a xlink:type="simple" xlink:href="https://github.com/notepad-plus-plus/notepad-plus-plus/issues/16244" text:style-name="Internet_20_link" text:visited-style-name="Visited_20_Internet_20_Link">Issue #16244</text:a>.</text:p>
      <text:p text:style-name="P72">Notes on the SQL preference-refresh bug, and SQL preference-at-startup bu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draw:hatch draw:name="Red_20_90_20_Degrees_20_Crossed_20_4" draw:display-name="Red 90 Degrees Crossed 4" draw:style="double" draw:color="#b3cac7" draw:distance="0.1417in" draw:rotation="180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1" fo:font-family="'Liberation Sans'" style:font-style-name="Regular" style:font-family-generic="swiss" style:font-pitch="variable" fo:font-weight="normal" officeooo:rsid="0058f344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padding="0.0201in" fo:border-left="none" fo:border-right="none" fo:border-top="0.06pt solid #000000" fo:border-bottom="none">
        <style:tab-stops>
          <style:tab-stop style:position="2in"/>
        </style:tab-stops>
      </style:paragraph-properties>
      <style:text-properties fo:color="#1e6a39" loext:opacity="100%"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itMessage" style:family="paragraph" style:parent-style-name="Text_20_body" style:next-style-name="Text_20_body" style:master-page-name="">
      <loext:graphic-properties draw:fill="solid" draw:fill-color="#b3cac7"/>
      <style:paragraph-properties fo:margin-top="0in" fo:margin-bottom="0.1in" style:contextual-spacing="true" fo:line-height="100%" style:page-number="auto" fo:background-color="#b3cac7" fo:padding="0.0201in" fo:border="1.5pt solid #81aca6">
        <style:tab-stops/>
      </style:paragraph-properties>
      <style:text-properties fo:background-color="transparent"/>
    </style:style>
    <style:style style:name="TODO" style:family="paragraph" style:parent-style-name="Text_20_body" style:master-page-name="">
      <loext:graphic-properties draw:fill="solid" draw:fill-color="#77bc65"/>
      <style:paragraph-properties fo:margin-left="4.25in" fo:margin-right="0in" fo:margin-top="0in" fo:margin-bottom="0.1in" style:contextual-spacing="true" fo:line-height="115%" fo:text-indent="-0.25in" style:auto-text-indent="false" style:page-number="auto" fo:background-color="#77bc65" fo:padding="0.0201in" fo:border="1.5pt solid #3faf46">
        <style:tab-stops/>
      </style:paragraph-properties>
    </style:style>
    <style:style style:name="CodeIndent" style:family="paragraph" style:parent-style-name="Text_20_body" style:master-page-name="">
      <loext:graphic-properties draw:fill="solid" draw:fill-color="#dde8cb"/>
      <style:paragraph-properties fo:margin-left="0.5in" fo:margin-right="0in" fo:margin-top="0in" fo:margin-bottom="0.1in" style:contextual-spacing="true" style:page-number="auto" fo:background-color="#dde8cb" fo:padding="0.0201in" fo:border="1.5pt solid #afd095">
        <style:tab-stops/>
      </style:paragraph-properties>
      <style:text-properties style:font-name="Liberation Mono1" fo:font-family="'Liberation Mono'" style:font-style-name="Regular" style:font-family-generic="modern" style:font-pitch="fixed" fo:font-size="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InlineCode" style:family="text">
      <style:text-properties style:font-name="Liberation Mono1" fo:font-family="'Liberation Mono'" style:font-style-name="Regular" style:font-family-generic="modern" style:font-pitch="fixed" fo:background-color="#f6f9d4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902in" fo:margin-bottom="0.7874in" fo:margin-left="0.7874in" fo:margin-right="0.7874in" fo:background-color="#dee7e5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hatch" draw:fill-color="#dee7e5" draw:fill-hatch-name="Red_20_90_20_Degrees_20_Crossed_20_4" draw:fill-hatch-solid="true" draw:opacity="100%" draw:fill-image-width="1in" draw:fill-image-height="1in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hatch" draw:background-size="full" draw:fill-color="#dee7e5" draw:fill-hatch-name="Red_20_90_20_Degrees_20_Crossed_20_4" draw:fill-hatch-solid="true" draw:opacity="100%" draw:fill-image-width="1in" draw:fill-image-height="1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Title">Notepad++ Development Notes</text:p>
        <text:p text:style-name="Horizontal_20_Line"/>
      </style:header>
      <style:footer>
        <text:p text:style-name="Footer"><text:tab/><text:tab/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0T09:48:17.322000000</meta:creation-date>
    <dc:date>2025-03-04T13:45:26.052419100</dc:date>
    <meta:editing-duration>P1DT2H40M52S</meta:editing-duration>
    <meta:editing-cycles>72</meta:editing-cycles>
    <meta:generator>LibreOffice/25.2.1.2$Windows_X86_64 LibreOffice_project/d3abf4aee5fd705e4a92bba33a32f40bc4e56f49</meta:generator>
    <meta:document-statistic meta:table-count="1" meta:image-count="3" meta:object-count="0" meta:page-count="11" meta:paragraph-count="215" meta:word-count="2897" meta:character-count="17661" meta:non-whitespace-character-count="14817"/>
  </office:meta>
</office:document-meta>
</file>

<file path=Basic/Standard/automationMacros.xml><?xml version="1.0" encoding="utf-8"?>
<!DOCTYPE module  PUBLIC '-//OpenOffice.org//DTD OfficeDocument 1.0//EN'  'module.dtd'>
<script:module xmlns:script="http://openoffice.org/2000/script" script:name="automationMacros" script:language="StarBasic" script:moduleType="normal">
REM  *****  BASIC  *****

' This macro is run 
sub NewDay
' // how about this description
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StartOfDoc", "", 0, Array())

rem ----------------------------------------------------------------------
dispatcher.executeDispatch(document, ".uno:GoToEndOfDoc", "", 0, Array())

rem ----------------------------------------------------------------------
dispatcher.executeDispatch(document, ".uno:InsertPara", "", 0, Array())

rem ----------------------------------------------------------------------
dim args1(2) as new com.sun.star.beans.PropertyValue
args1(0).Name = "Template"
args1(0).Value = "Heading 1"
args1(1).Name = "FamilyName"
args1(1).Value = "ParagraphStyles"
args1(2).Name = "Style"
args1(2).Value = "Heading 1"

dispatcher.executeDispatch(document, ".uno:StyleApply", "", 0, args1())

rem ----------------------------------------------------------------------
rem Prepopulate with Today's Date and initial text
rem ----------------------------------------------------------------------
dim args4(0) as new com.sun.star.beans.PropertyValue
args4(0).Name = "Text"
args4(0).Value = Format(Now(),"yyyy-mmm-dd")+CHR$(9)+"X"

dispatcher.executeDispatch(document, ".uno:InsertText", "", 0, args4())

rem ----------------------------------------------------------------------
rem select the current text
rem ----------------------------------------------------------------------

dim args12(1) as new com.sun.star.beans.PropertyValue
args12(0).Name = "Count"
args12(0).Value = 1
args12(1).Name = "Select"
args12(1).Value = true

dispatcher.executeDispatch(document, ".uno:GoLeft", "", 0, args12())

end sub


sub UpdateTO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StartOfDoc", "", 0, Array())

rem ----------------------------------------------------------------------
dim args2(1) as new com.sun.star.beans.PropertyValue
args2(0).Name = "Count"
args2(0).Value = 1
args2(1).Name = "Select"
args2(1).Value = false

dispatcher.executeDispatch(document, ".uno:GoDown", "", 0, args2())

rem ----------------------------------------------------------------------
dispatcher.executeDispatch(document, ".uno:UpdateCurIndex", "", 0, Array())

rem ----------------------------------------------------------------------
dispatcher.executeDispatch(document, ".uno:GoToStartOfLine", "", 0, Array())
dispatcher.executeDispatch(document, ".uno:GoToEndOfDoc", "", 0, Array())
dispatcher.executeDispatch(document, ".uno:GoToEndOfDoc", "", 0, Array())
dispatcher.executeDispatch(document, ".uno:GoToEndOfDoc", "", 0, Array())
dispatcher.executeDispatch(document, ".uno:GoToEndOfDoc", "", 0, Array()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utomation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